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6dc" officeooo:paragraph-rsid="000fc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linux command fi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2:06:21.494971455</meta:creation-date>
    <dc:date>2020-04-20T22:07:34.906216143</dc:date>
    <meta:editing-duration>PT1M15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  <meta:generator>LibreOffice/6.0.7.3$Linux_X86_64 LibreOffice_project/00m0$Build-3</meta:generator>
  </office:meta>
</office:document-meta>
</file>